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122cm"/>
    </style:style>
    <style:style style:name="Table1.B" style:family="table-column">
      <style:table-column-properties style:column-width="3.678cm"/>
    </style:style>
    <style:style style:name="Table1.C" style:family="table-column">
      <style:table-column-properties style:column-width="2.249cm"/>
    </style:style>
    <style:style style:name="Table1.D" style:family="table-column">
      <style:table-column-properties style:column-width="4.551cm"/>
    </style:style>
    <style:style style:name="Table1.E" style:family="table-column">
      <style:table-column-properties style:column-width="3.413cm"/>
    </style:style>
    <style:style style:name="Table1.1" style:family="table-row">
      <style:table-row-properties style:min-row-height="1.4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2" style:family="table-row">
      <style:table-row-properties style:min-row-height="1.032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111cm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3.704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4.577cm"/>
    </style:style>
    <style:style style:name="Table2.E" style:family="table-column">
      <style:table-column-properties style:column-width="3.41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0a0153" officeooo:paragraph-rsid="000a0153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a0153" officeooo:paragraph-rsid="000a0153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b7314" officeooo:paragraph-rsid="000b7314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fo:font-weight="bold" officeooo:rsid="000b7314" officeooo:paragraph-rsid="000b7314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bold" officeooo:rsid="000b7314" officeooo:paragraph-rsid="000ced99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fo:font-weight="bold" officeooo:rsid="000ced99" officeooo:paragraph-rsid="000ced99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0153" officeooo:paragraph-rsid="000a015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a0153" officeooo:paragraph-rsid="000a0153" style:font-size-asian="14pt" style:font-weight-asian="normal" style:font-size-complex="14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13pt" style:font-size-asian="11.3500003814697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officeooo:paragraph-rsid="000ced99" style:font-size-asian="11.3500003814697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0b7314" officeooo:paragraph-rsid="000b7314" style:font-size-asian="11.3500003814697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0b7314" officeooo:paragraph-rsid="000ced99" style:font-size-asian="11.3500003814697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0ced99" officeooo:paragraph-rsid="000ced99" style:font-size-asian="11.3500003814697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fo:font-weight="bold" officeooo:rsid="000a0153" officeooo:paragraph-rsid="000a0153" style:font-size-asian="11.3500003814697pt" style:font-weight-asian="bold" style:font-size-complex="13pt" style:font-weight-complex="bold"/>
    </style:style>
    <style:style style:name="T1" style:family="text">
      <style:text-properties officeooo:rsid="000b7314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ced99" style:font-weight-asian="normal" style:font-weight-complex="normal"/>
    </style:style>
    <style:style style:name="T6" style:family="text">
      <style:text-properties fo:font-weight="normal" officeooo:rsid="000da65b" style:font-weight-asian="normal" style:font-weight-complex="normal"/>
    </style:style>
    <style:style style:name="T7" style:family="text">
      <style:text-properties officeooo:rsid="000ced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P 1 : Algorithmique</text:p>
      <text:p text:style-name="P1"/>
      <text:p text:style-name="P8">Exercice 1:</text:p>
      <text:p text:style-name="P2"/>
      <text:p text:style-name="P7">Ecrire un algorithme qui calcule l'aire d'un rectangle dont la longueur et la largeur seront</text:p>
      <text:p text:style-name="P7">données par l'utilisateur, puis affiche le résultat.</text:p>
      <text:p text:style-name="P7"/>
      <text:p text:style-name="P2">Tableau récapitulatif des variables: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4">Identificateur</text:p>
          </table:table-cell>
          <table:table-cell table:style-name="Table1.A1" office:value-type="string">
            <text:p text:style-name="P14">Domaine de variation</text:p>
          </table:table-cell>
          <table:table-cell table:style-name="Table1.A1" office:value-type="string">
            <text:p text:style-name="P14">Nature </text:p>
          </table:table-cell>
          <table:table-cell table:style-name="Table1.A1" office:value-type="string">
            <text:p text:style-name="P14">Rôle</text:p>
          </table:table-cell>
          <table:table-cell table:style-name="Table1.E1" office:value-type="string">
            <text:p text:style-name="P14">Type</text:p>
          </table:table-cell>
        </table:table-row>
        <table:table-row table:style-name="Table1.2">
          <table:table-cell table:style-name="Table1.A2" office:value-type="string">
            <text:p text:style-name="P11">L</text:p>
          </table:table-cell>
          <table:table-cell table:style-name="Table1.A2" office:value-type="string">
            <text:p text:style-name="P9">-<text:span text:style-name="T1">3,4.e38 à 3,4e38 </text:span></text:p>
          </table:table-cell>
          <table:table-cell table:style-name="Table1.A2" office:value-type="string">
            <text:p text:style-name="P11">Entrée</text:p>
          </table:table-cell>
          <table:table-cell table:style-name="Table1.A2" office:value-type="string">
            <text:p text:style-name="P11">Mémorise le 1<text:span text:style-name="T2">er</text:span> nombre</text:p>
          </table:table-cell>
          <table:table-cell table:style-name="Table1.E2" office:value-type="string">
            <text:p text:style-name="P11">Réel</text:p>
          </table:table-cell>
        </table:table-row>
        <table:table-row table:style-name="Table1.3">
          <table:table-cell table:style-name="Table1.A2" office:value-type="string">
            <text:p text:style-name="P13">I</text:p>
          </table:table-cell>
          <table:table-cell table:style-name="Table1.A2" office:value-type="string">
            <text:p text:style-name="P10"><text:span text:style-name="T1">-3,4.e38 à 3,4e38</text:span></text:p>
          </table:table-cell>
          <table:table-cell table:style-name="Table1.A2" office:value-type="string">
            <text:p text:style-name="P11">Entrée</text:p>
          </table:table-cell>
          <table:table-cell table:style-name="Table1.A2" office:value-type="string">
            <text:p text:style-name="P11">Mémorise le second nombre</text:p>
          </table:table-cell>
          <table:table-cell table:style-name="Table1.E2" office:value-type="string">
            <text:p text:style-name="P11">Réel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3">A</text:p>
          </table:table-cell>
          <table:table-cell table:style-name="Table2.A1" office:value-type="string">
            <text:p text:style-name="P10">-<text:span text:style-name="T1">3,4.e38 à 3,4e38</text:span></text:p>
          </table:table-cell>
          <table:table-cell table:style-name="Table2.A1" office:value-type="string">
            <text:p text:style-name="P12">Entrée</text:p>
          </table:table-cell>
          <table:table-cell table:style-name="Table2.A1" office:value-type="string">
            <text:p text:style-name="P12">Mémorise le second nombre</text:p>
          </table:table-cell>
          <table:table-cell table:style-name="Table2.E1" office:value-type="string">
            <text:p text:style-name="P12">Réel</text:p>
          </table:table-cell>
        </table:table-row>
      </table:table>
      <text:p text:style-name="P2"/>
      <text:p text:style-name="P3">Algorithme</text:p>
      <text:p text:style-name="P3"/>
      <text:p text:style-name="P4">VARIABLE</text:p>
      <text:p text:style-name="P4"><text:span text:style-name="T4"><text:tab/>Réel <text:s/>L,</text:span><text:span text:style-name="T6">I</text:span><text:span text:style-name="T4">,</text:span><text:span text:style-name="T6">A</text:span></text:p>
      <text:p text:style-name="P4"/>
      <text:p text:style-name="P4">DEBUT<text:tab/><text:tab/></text:p>
      <text:p text:style-name="P4"><text:span text:style-name="T4"><text:tab/>Afficher(''Veuillez saisir 1 valeur'')</text:span></text:p>
      <text:p text:style-name="P4"><text:span text:style-name="T4"><text:tab/>Saisir(</text:span><text:span text:style-name="T5">L</text:span><text:span text:style-name="T4">)</text:span></text:p>
      <text:p text:style-name="P4"><text:span text:style-name="T4"><text:tab/>Afficher(''Veuillez saisir 1 valeur'')</text:span></text:p>
      <text:p text:style-name="P4"><text:span text:style-name="T4"><text:tab/>Saisir(</text:span><text:span text:style-name="T6">I</text:span><text:span text:style-name="T4">)</text:span></text:p>
      <text:p text:style-name="P5"><text:span text:style-name="T4"><text:tab/>A </text:span><text:span text:style-name="T5">←(L*</text:span><text:span text:style-name="T6">I</text:span><text:span text:style-name="T5">)</text:span></text:p>
      <text:p text:style-name="P5"><text:span text:style-name="T5"><text:tab/>Afficher(''le résultat est A'')</text:span></text:p>
      <text:p text:style-name="P6"><text:span text:style-name="T7">F</text:span>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16:19:23.946777693</meta:creation-date>
    <dc:date>2013-09-11T17:25:09.115062833</dc:date>
    <meta:editing-duration>PT5M3S</meta:editing-duration>
    <meta:editing-cycles>1</meta:editing-cycles>
    <meta:document-statistic meta:table-count="2" meta:image-count="0" meta:object-count="0" meta:page-count="1" meta:paragraph-count="36" meta:word-count="93" meta:character-count="610" meta:non-whitespace-character-count="540"/>
    <meta:generator>LibreOffice/4.1.1.2$Linux_X86_64 LibreOffice_project/410$Build-2</meta:generator>
  </office:meta>
</office:document-meta>
</file>